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  <table:table-cell office:value-type="string">
            <text:p>Alternate Pie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2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 office:value-type="string">
            <text:p>RGEF1100-ND</text:p>
          </table:table-cell>
          <table:table-cell/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 office:value-type="string">
            <text:p>MF-R500-ND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 office:value-type="string">
            <text:p>SAM1213-27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AM1213-27-ND</text:p>
          </table:table-cell>
          <table:table-cell/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 office:value-type="string">
            <text:p>WM7855-ND</text:p>
          </table:table-cell>
          <table:table-cell office:value-type="string">
            <text:p>WM7847-ND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X2</text:p>
          </table:table-cell>
          <table:table-cell office:value-type="string">
            <text:p>pin_array_4x2</text:p>
          </table:table-cell>
          <table:table-cell office:value-type="string">
            <text:p>3M9458-ND</text:p>
          </table:table-cell>
          <table:table-cell/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 office:value-type="string">
            <text:p>609-4048-1-ND</text:p>
          </table:table-cell>
          <table:table-cell/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8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 office:value-type="string">
            <text:p>H11610CT-ND</text:p>
          </table:table-cell>
          <table:table-cell/>
        </table:table-row>
        <table:table-row table:style-name="ro2">
          <table:table-cell/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7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3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5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1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3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4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/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/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/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/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5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19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1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9</text:p>
          </table:table-cell>
          <table:table-cell office:value-type="string">
            <text:p>680r</text:p>
          </table:table-cell>
          <table:table-cell office:value-type="string">
            <text:p>SM0805</text:p>
          </table:table-cell>
          <table:table-cell office:value-type="string">
            <text:p>RHM680KCT-ND</text:p>
          </table:table-cell>
          <table:table-cell/>
        </table:table-row>
        <table:table-row table:style-name="ro2">
          <table:table-cell office:value-type="string">
            <text:p>R30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1">
          <table:table-cell office:value-type="string">
            <text:p>RL_diode1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2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3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1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2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3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/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50-ND</text:p>
          </table:table-cell>
          <table:table-cell/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7</text:p>
          </table:table-cell>
          <table:table-cell office:value-type="string">
            <text:p>LM7809CT</text:p>
          </table:table-cell>
          <table:table-cell office:value-type="string">
            <text:p>TO-220</text:p>
          </table:table-cell>
          <table:table-cell office:value-type="string">
            <text:p>LM7809CT-ND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 office:value-type="string">
            <text:p>LM1117IMPX-3.3/NOPBCT-ND</text:p>
          </table:table-cell>
          <table:table-cell/>
        </table:table-row>
        <table:table-row table:style-name="ro1">
          <table:table-cell/>
          <table:table-cell office:value-type="string">
            <text:p>Jumpers</text:p>
          </table:table-cell>
          <table:table-cell office:value-type="string">
            <text:p>2 pos</text:p>
          </table:table-cell>
          <table:table-cell office:value-type="string">
            <text:p>A26228-ND</text:p>
          </table:table-cell>
          <table:table-cell office:value-type="string">
            <text:p>You'll need 19 for full microstepping on all 5 axes and all mcu jumpers set for LPCXpresso and 20 for mbed</text:p>
          </table:table-cell>
        </table:table-row>
        <table:table-row table:style-name="ro2" table:number-rows-repeated="104843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11:48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3T12:00:00</dc:date>
    <dc:creator>chris </dc:creator>
    <meta:generator>LibreOffice/4.0.2.2$Linux_X86_64 LibreOffice_project/400m0$Build-2</meta:generator>
    <meta:editing-duration>PT30M7S</meta:editing-duration>
    <meta:editing-cycles>18</meta:editing-cycles>
    <meta:document-statistic meta:table-count="1" meta:cell-count="536" meta:object-count="0"/>
  </office:meta>
</office:document-meta>
</file>